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9d60" officeooo:paragraph-rsid="000e9d60"/>
    </style:style>
    <style:style style:name="P2" style:family="paragraph" style:parent-style-name="Standard">
      <style:text-properties officeooo:rsid="000e9d60" officeooo:paragraph-rsid="00112841"/>
    </style:style>
    <style:style style:name="P3" style:family="paragraph" style:parent-style-name="Standard">
      <style:text-properties officeooo:rsid="000e9d60" officeooo:paragraph-rsid="0093b932"/>
    </style:style>
    <style:style style:name="P4" style:family="paragraph" style:parent-style-name="Standard">
      <style:text-properties officeooo:paragraph-rsid="000e9d60"/>
    </style:style>
    <style:style style:name="P5" style:family="paragraph" style:parent-style-name="Standard">
      <style:text-properties officeooo:rsid="00112841" officeooo:paragraph-rsid="00112841"/>
    </style:style>
    <style:style style:name="P6" style:family="paragraph" style:parent-style-name="Standard">
      <style:text-properties officeooo:paragraph-rsid="00112841"/>
    </style:style>
    <style:style style:name="P7" style:family="paragraph" style:parent-style-name="Standard">
      <style:text-properties officeooo:rsid="001443d7" officeooo:paragraph-rsid="00571817"/>
    </style:style>
    <style:style style:name="P8" style:family="paragraph" style:parent-style-name="Standard">
      <style:text-properties officeooo:rsid="0018d09b" officeooo:paragraph-rsid="0018d09b"/>
    </style:style>
    <style:style style:name="P9" style:family="paragraph" style:parent-style-name="Standard">
      <style:text-properties officeooo:rsid="001d7918" officeooo:paragraph-rsid="001d7918"/>
    </style:style>
    <style:style style:name="P10" style:family="paragraph" style:parent-style-name="Standard">
      <style:text-properties officeooo:rsid="001d7918" officeooo:paragraph-rsid="003e6ce6"/>
    </style:style>
    <style:style style:name="P11" style:family="paragraph" style:parent-style-name="Standard">
      <style:text-properties officeooo:paragraph-rsid="001b3356"/>
    </style:style>
    <style:style style:name="P12" style:family="paragraph" style:parent-style-name="Standard">
      <style:text-properties officeooo:rsid="001f94b2" officeooo:paragraph-rsid="001f94b2"/>
    </style:style>
    <style:style style:name="P13" style:family="paragraph" style:parent-style-name="Standard">
      <style:text-properties officeooo:paragraph-rsid="001d7918"/>
    </style:style>
    <style:style style:name="P14" style:family="paragraph" style:parent-style-name="Standard">
      <style:text-properties officeooo:paragraph-rsid="001f1923"/>
    </style:style>
    <style:style style:name="P15" style:family="paragraph" style:parent-style-name="Standard">
      <style:text-properties officeooo:paragraph-rsid="0037a22d"/>
    </style:style>
    <style:style style:name="P16" style:family="paragraph" style:parent-style-name="Standard">
      <style:text-properties officeooo:paragraph-rsid="003f69e7"/>
    </style:style>
    <style:style style:name="P17" style:family="paragraph" style:parent-style-name="Standard">
      <style:text-properties officeooo:paragraph-rsid="001e33ef"/>
    </style:style>
    <style:style style:name="P18" style:family="paragraph" style:parent-style-name="Standard">
      <style:text-properties officeooo:paragraph-rsid="0048ea4b"/>
    </style:style>
    <style:style style:name="P19" style:family="paragraph" style:parent-style-name="Standard">
      <style:text-properties officeooo:paragraph-rsid="004fb6b1"/>
    </style:style>
    <style:style style:name="P20" style:family="paragraph" style:parent-style-name="Standard">
      <style:text-properties officeooo:paragraph-rsid="005b5cee"/>
    </style:style>
    <style:style style:name="P21" style:family="paragraph" style:parent-style-name="Standard">
      <style:text-properties officeooo:paragraph-rsid="005fa985"/>
    </style:style>
    <style:style style:name="P22" style:family="paragraph" style:parent-style-name="Standard">
      <style:text-properties officeooo:paragraph-rsid="001443d7"/>
    </style:style>
    <style:style style:name="P23" style:family="paragraph" style:parent-style-name="Standard">
      <style:text-properties officeooo:paragraph-rsid="0093b932"/>
    </style:style>
    <style:style style:name="T1" style:family="text">
      <style:text-properties officeooo:rsid="000e9d60"/>
    </style:style>
    <style:style style:name="T2" style:family="text">
      <style:text-properties officeooo:rsid="00112841"/>
    </style:style>
    <style:style style:name="T3" style:family="text">
      <style:text-properties officeooo:rsid="001443d7"/>
    </style:style>
    <style:style style:name="T4" style:family="text">
      <style:text-properties officeooo:rsid="0018d09b"/>
    </style:style>
    <style:style style:name="T5" style:family="text">
      <style:text-properties officeooo:rsid="001b3356"/>
    </style:style>
    <style:style style:name="T6" style:family="text">
      <style:text-properties officeooo:rsid="001d7918"/>
    </style:style>
    <style:style style:name="T7" style:family="text">
      <style:text-properties officeooo:rsid="001de149"/>
    </style:style>
    <style:style style:name="T8" style:family="text">
      <style:text-properties officeooo:rsid="001f94b2"/>
    </style:style>
    <style:style style:name="T9" style:family="text">
      <style:text-properties officeooo:rsid="002b6a4f"/>
    </style:style>
    <style:style style:name="T10" style:family="text">
      <style:text-properties officeooo:rsid="002bf910"/>
    </style:style>
    <style:style style:name="T11" style:family="text">
      <style:text-properties officeooo:rsid="002ea1e2"/>
    </style:style>
    <style:style style:name="T12" style:family="text">
      <style:text-properties officeooo:rsid="002f7eeb"/>
    </style:style>
    <style:style style:name="T13" style:family="text">
      <style:text-properties officeooo:rsid="0032679a"/>
    </style:style>
    <style:style style:name="T14" style:family="text">
      <style:text-properties officeooo:rsid="0032dbdc"/>
    </style:style>
    <style:style style:name="T15" style:family="text">
      <style:text-properties officeooo:rsid="0038e5a1"/>
    </style:style>
    <style:style style:name="T16" style:family="text">
      <style:text-properties officeooo:rsid="003d7b8c"/>
    </style:style>
    <style:style style:name="T17" style:family="text">
      <style:text-properties officeooo:rsid="003e853c"/>
    </style:style>
    <style:style style:name="T18" style:family="text">
      <style:text-properties officeooo:rsid="0040cf4c"/>
    </style:style>
    <style:style style:name="T19" style:family="text">
      <style:text-properties officeooo:rsid="004261a6"/>
    </style:style>
    <style:style style:name="T20" style:family="text">
      <style:text-properties officeooo:rsid="0048ea4b"/>
    </style:style>
    <style:style style:name="T21" style:family="text">
      <style:text-properties officeooo:rsid="004ef6fa"/>
    </style:style>
    <style:style style:name="T22" style:family="text">
      <style:text-properties officeooo:rsid="0053e279"/>
    </style:style>
    <style:style style:name="T23" style:family="text">
      <style:text-properties officeooo:rsid="00553cb2"/>
    </style:style>
    <style:style style:name="T24" style:family="text">
      <style:text-properties officeooo:rsid="00596e82"/>
    </style:style>
    <style:style style:name="T25" style:family="text">
      <style:text-properties officeooo:rsid="005bba69"/>
    </style:style>
    <style:style style:name="T26" style:family="text">
      <style:text-properties officeooo:rsid="000e9d60" fo:background-color="#ffff00" loext:char-shading-value="0"/>
    </style:style>
    <style:style style:name="T27" style:family="text">
      <style:text-properties officeooo:rsid="006b43b7" fo:background-color="#ffff00" loext:char-shading-value="0"/>
    </style:style>
    <style:style style:name="T28" style:family="text">
      <style:text-properties officeooo:rsid="006dcaa8" fo:background-color="#ffff00" loext:char-shading-value="0"/>
    </style:style>
    <style:style style:name="T29" style:family="text">
      <style:text-properties officeooo:rsid="001de149" fo:background-color="#ffff00" loext:char-shading-value="0"/>
    </style:style>
    <style:style style:name="T30" style:family="text">
      <style:text-properties officeooo:rsid="00831893" fo:background-color="#ffff00" loext:char-shading-value="0"/>
    </style:style>
    <style:style style:name="T31" style:family="text">
      <style:text-properties officeooo:rsid="001443d7" fo:background-color="#ffff00" loext:char-shading-value="0"/>
    </style:style>
    <style:style style:name="T32" style:family="text">
      <style:text-properties officeooo:rsid="0088a431" fo:background-color="#ffff00" loext:char-shading-value="0"/>
    </style:style>
    <style:style style:name="T33" style:family="text">
      <style:text-properties officeooo:rsid="0093b932" fo:background-color="#ffff00" loext:char-shading-value="0"/>
    </style:style>
    <style:style style:name="T34" style:family="text">
      <style:text-properties officeooo:rsid="006b43b7"/>
    </style:style>
    <style:style style:name="T35" style:family="text">
      <style:text-properties officeooo:rsid="0077406e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877581" fo:background-color="transparent" loext:char-shading-value="0"/>
    </style:style>
    <style:style style:name="T38" style:family="text">
      <style:text-properties officeooo:rsid="001443d7" fo:background-color="transparent" loext:char-shading-value="0"/>
    </style:style>
    <style:style style:name="T39" style:family="text">
      <style:text-properties officeooo:rsid="0088a0ce"/>
    </style:style>
    <style:style style:name="T40" style:family="text">
      <style:text-properties officeooo:rsid="008d69d2"/>
    </style:style>
    <style:style style:name="T41" style:family="text">
      <style:text-properties officeooo:rsid="0093b932"/>
    </style:style>
    <style:style style:name="T42" style:family="text">
      <style:text-properties officeooo:rsid="0094b815"/>
    </style:style>
    <style:style style:name="T43" style:family="text">
      <style:text-properties officeooo:rsid="0097320e"/>
    </style:style>
    <style:style style:name="T44" style:family="text">
      <style:text-properties officeooo:rsid="00983864"/>
    </style:style>
    <style:style style:name="T45" style:family="text">
      <style:text-properties officeooo:rsid="0099c541"/>
    </style:style>
    <style:style style:name="T46" style:family="text">
      <style:text-properties officeooo:rsid="009aee6f"/>
    </style:style>
    <style:style style:name="T47" style:family="text">
      <style:text-properties officeooo:rsid="009cab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 <text:tab/><text:tab/></text:span>Bevezetés</text:p>
      <text:p text:style-name="P1"/>
      <text:p text:style-name="P1">2. <text:tab/><text:tab/>Felhasznált technológiák</text:p>
      <text:p text:style-name="P4"/>
      <text:p text:style-name="P4"><text:span text:style-name="T1">2.1. <text:tab/><text:tab/>Unity3D<text:tab/><text:tab/><text:tab/><text:tab/><text:tab/><text:tab/><text:tab/></text:span><text:span text:style-name="T26">(15/4)</text:span></text:p>
      <text:p text:style-name="P4"><text:tab/><text:tab/>- <text:span text:style-name="T12">Rugalmas játékmotor =&gt; 3D grafika, Fizika stb.<text:tab/><text:tab/>(2/4)</text:span></text:p>
      <text:p text:style-name="P14"><text:tab/><text:tab/>- <text:span text:style-name="T11">AR támogatás (ARCore, ARKit, Vuforia)<text:tab/><text:tab/><text:tab/>(2/4)</text:span></text:p>
      <text:p text:style-name="P14"><text:tab/><text:tab/>- <text:span text:style-name="T11">Mobil támogatás<text:tab/><text:tab/><text:tab/><text:tab/><text:tab/><text:tab/>(1/4)</text:span></text:p>
      <text:p text:style-name="P20"><text:span text:style-name="T25">2.1.2<text:tab/><text:tab/>Unity Scriptelése</text:span></text:p>
      <text:p text:style-name="P20"><text:tab/><text:tab/>- <text:span text:style-name="T24">GameObjects and Components<text:tab/><text:tab/><text:tab/><text:tab/>(1)</text:span></text:p>
      <text:p text:style-name="P14"><text:tab/><text:tab/>- <text:span text:style-name="T24">Monobehvaiours<text:tab/><text:tab/><text:tab/><text:tab/><text:tab/><text:tab/>(1)</text:span></text:p>
      <text:p text:style-name="P21"><text:tab/><text:tab/>- <text:span text:style-name="T19">Kód újrahasználhatóság<text:tab/><text:tab/><text:tab/><text:tab/><text:tab/>(2/4)</text:span></text:p>
      <text:p text:style-name="P21"><text:tab/><text:tab/>- <text:span text:style-name="T40">Szkriptek paraméterezése a szerkesztőben</text:span></text:p>
      <text:p text:style-name="P14"/>
      <text:p text:style-name="P1">2.<text:span text:style-name="T2">2</text:span>. <text:tab/><text:tab/>Vuforia<text:tab/><text:tab/><text:tab/><text:tab/><text:tab/><text:tab/><text:tab/><text:span text:style-name="T27">(</text:span><text:span text:style-name="T28">8</text:span><text:span text:style-name="T27">/4)</text:span></text:p>
      <text:p text:style-name="P9">2.2.1<text:tab/><text:tab/>Felismerhető tartalmak<text:tab/><text:tab/><text:tab/><text:tab/><text:tab/></text:p>
      <text:p text:style-name="P10"><text:tab/><text:tab/>- <text:span text:style-name="T16">Képek, Hasábok, Objektumok<text:tab/><text:tab/><text:tab/><text:tab/>(2/4)</text:span></text:p>
      <text:p text:style-name="P9"><text:tab/><text:tab/>- <text:span text:style-name="T16">DataSet<text:tab/><text:tab/><text:tab/><text:tab/><text:tab/><text:tab/><text:tab/>(1/4)</text:span></text:p>
      <text:p text:style-name="P9"><text:tab/><text:tab/>- <text:span text:style-name="T18">DataSet tanításának menete<text:tab/><text:tab/><text:tab/><text:tab/><text:tab/>(2/4)</text:span></text:p>
      <text:p text:style-name="P9"><text:tab/><text:tab/>- <text:span text:style-name="T34">Gyakori alkalmazások<text:tab/><text:tab/><text:tab/><text:tab/><text:tab/>(2/4)</text:span></text:p>
      <text:p text:style-name="P9">2.2.2<text:tab/><text:tab/>Platformok<text:tab/><text:tab/><text:tab/><text:tab/><text:tab/><text:tab/><text:tab/></text:p>
      <text:p text:style-name="P16"><text:tab/><text:tab/>- <text:span text:style-name="T17">Többnyire Unity, de Native-ban is lehet<text:tab/><text:tab/><text:tab/>(1/4)</text:span></text:p>
      <text:p text:style-name="P6"/>
      <text:p text:style-name="P23"><text:span text:style-name="T7">2.3.<text:tab/><text:tab/>Json .Net<text:tab/><text:tab/><text:tab/><text:tab/><text:tab/><text:tab/><text:tab/></text:span><text:span text:style-name="T29">(</text:span><text:span text:style-name="T30">5/4</text:span><text:span text:style-name="T29">)</text:span></text:p>
      <text:p text:style-name="P23"><text:span text:style-name="T7"><text:tab/><text:tab/>- Legelterjedtebb .Net JSON lib, nuget letöltések <text:tab/><text:tab/>(1/4)</text:span></text:p>
      <text:p text:style-name="P3"><text:tab/><text:tab/>- <text:span text:style-name="T22">Gyorsabb, mint a vetélytársai, lopott diagram<text:tab/><text:tab/>(1/4)</text:span></text:p>
      <text:p text:style-name="P3"><text:tab/><text:tab/>- <text:span text:style-name="T23">Net Standart kompatibilis<text:tab/><text:tab/><text:tab/><text:tab/><text:tab/>(1/4)</text:span></text:p>
      <text:p text:style-name="P23"><text:span text:style-name="T1"><text:tab/><text:tab/>- Miért kell: JsonUtility elég hiányos<text:tab/><text:tab/><text:tab/><text:tab/>(2/4)</text:span></text:p>
      <text:p text:style-name="P6"/>
      <text:p text:style-name="P6"><text:span text:style-name="T43">2.4</text:span><text:tab/><text:tab/><text:span text:style-name="T41">REST<text:tab/><text:tab/><text:tab/><text:tab/><text:tab/><text:tab/><text:tab/><text:tab/></text:span><text:span text:style-name="T33">(3)</text:span></text:p>
      <text:p text:style-name="P6"><text:tab/><text:tab/>- <text:span text:style-name="T42">Előnyei<text:tab/><text:tab/><text:tab/><text:tab/><text:tab/><text:tab/><text:tab/>(1)</text:span></text:p>
      <text:p text:style-name="P6"><text:tab/><text:tab/>- <text:span text:style-name="T42">Megkötések<text:tab/><text:tab/><text:tab/><text:tab/><text:tab/><text:tab/><text:tab/>(1-2)</text:span></text:p>
      <text:p text:style-name="P6"><text:tab/><text:tab/></text:p>
      <text:p text:style-name="P6"/>
      <text:p text:style-name="P4"><text:span text:style-name="T1">2.5. <text:tab/><text:tab/>ASP .Net<text:tab/><text:tab/><text:tab/><text:tab/><text:tab/><text:tab/><text:tab/></text:span><text:span text:style-name="T26">(14/4)<text:tab/></text:span><text:span text:style-name="T1"><text:tab/></text:span></text:p>
      <text:p text:style-name="P5"><text:tab/><text:tab/><text:span text:style-name="T15">Routing:</text:span></text:p>
      <text:p text:style-name="P6"><text:span text:style-name="T2"><text:tab/><text:tab/>- Naming konvenciók, attribútumok<text:tab/><text:tab/><text:tab/><text:tab/>(1)</text:span></text:p>
      <text:p text:style-name="P15"><text:span text:style-name="T2">2.5.1. <text:tab/><text:tab/>API project<text:tab/><text:tab/><text:tab/><text:tab/><text:tab/><text:tab/><text:tab/></text:span></text:p>
      <text:p text:style-name="P15"><text:span text:style-name="T2"><text:tab/><text:tab/>- Objectumok serializálásának automatikus kezelése<text:tab/>(1)</text:span></text:p>
      <text:p text:style-name="P15"><text:span text:style-name="T2"><text:tab/><text:tab/>- Controllerek működésének kifejtése<text:tab/><text:tab/><text:tab/>(1)</text:span></text:p>
      <text:p text:style-name="P11"><text:span text:style-name="T5">2.5.2.<text:tab/><text:tab/>Publish és futtatási opciók<text:tab/><text:tab/><text:tab/><text:tab/><text:tab/>(2/4)</text:span></text:p>
      <text:p text:style-name="P6"><text:tab/><text:tab/>- <text:span text:style-name="T10">Azure, local, server..</text:span></text:p>
      <text:p text:style-name="P6"/>
      <text:p text:style-name="P6"><text:span text:style-name="T1">2.6. <text:tab/><text:tab/>Dapper<text:tab/><text:tab/><text:tab/><text:tab/><text:tab/><text:tab/><text:tab/><text:tab/></text:span><text:span text:style-name="T26">(9/4)</text:span></text:p>
      <text:p text:style-name="P9"><text:tab/><text:tab/>-Adatbázis független micro ORM, <text:span text:style-name="T35">mivel interfacek...</text:span><text:tab/><text:span text:style-name="T7">(2/4)</text:span></text:p>
      <text:p text:style-name="P9"><text:tab/><text:tab/>- <text:span text:style-name="T9">Gyors megbízható<text:tab/><text:tab/><text:tab/><text:tab/><text:tab/><text:tab/>(1/4)</text:span></text:p>
      <text:p text:style-name="P13"><text:span text:style-name="T6"><text:tab/><text:tab/>- Hátrány: a táblák join-olása sok kódot igényel &amp; példa<text:tab/>(1)</text:span></text:p>
      <text:p text:style-name="P17"><text:span text:style-name="T2">2.6.1. <text:tab/><text:tab/>DapperExtensions<text:tab/><text:tab/><text:tab/><text:tab/><text:tab/><text:tab/>(2/4)</text:span></text:p>
      <text:p text:style-name="P2"><text:tab/><text:tab/>- <text:span text:style-name="T14">CRUD utasítások T típushoz</text:span></text:p>
      <text:p text:style-name="P2"><text:soft-page-break/><text:tab/><text:tab/>- <text:span text:style-name="T14">Lehetővé tette, hogy GenericRepository-t írjak</text:span></text:p>
      <text:p text:style-name="P6"><text:span text:style-name="T29"/></text:p>
      <text:p text:style-name="P2"/>
      <text:p text:style-name="P22"><text:span text:style-name="T3">2.7.<text:tab/><text:tab/>MySQL<text:tab/><text:tab/><text:tab/><text:tab/><text:tab/><text:tab/><text:tab/></text:span><text:span text:style-name="T31">(1)</text:span></text:p>
      <text:p text:style-name="P22"><text:span text:style-name="T38"><text:tab/><text:tab/>- Kliens/szerver adatbázis</text:span></text:p>
      <text:p text:style-name="P22"><text:span text:style-name="T36"><text:tab/><text:tab/>- </text:span><text:span text:style-name="T37">Inegyenes</text:span><text:span text:style-name="T4"><text:tab/><text:tab/><text:tab/><text:tab/><text:tab/><text:tab/><text:tab/>(1/4)</text:span></text:p>
      <text:p text:style-name="P8"><text:tab/><text:tab/>- <text:span text:style-name="T13">MySQL szerver futtatásához XAMPP</text:span></text:p>
      <text:p text:style-name="P8"/>
      <text:p text:style-name="P7"/>
      <text:p text:style-name="P7">2.<text:span text:style-name="T44">8</text:span>.<text:tab/><text:tab/>SqLite<text:tab/><text:tab/><text:tab/><text:tab/><text:tab/><text:tab/><text:tab/><text:tab/><text:span text:style-name="T32">(6/4)</text:span></text:p>
      <text:p text:style-name="P12"><text:tab/><text:tab/>- <text:span text:style-name="T20">Elterjedt, Andoidon standart</text:span><text:tab/><text:tab/><text:tab/><text:tab/>(<text:span text:style-name="T39">2/4</text:span>)</text:p>
      <text:p text:style-name="P18"><text:span text:style-name="T8"><text:tab/><text:tab/>- Rendkívül könnyen kezelhető saját filehoz képest<text:tab/><text:tab/>(1/4)</text:span></text:p>
      <text:p text:style-name="P19"><text:span text:style-name="T8"><text:tab/><text:tab/>- Agyon tesztelt<text:tab/><text:tab/><text:tab/><text:tab/><text:tab/><text:tab/>(1/4)</text:span></text:p>
      <text:p text:style-name="P18"><text:tab/><text:tab/>- <text:span text:style-name="T21">Tökéletes az adatbázis cache-elésére<text:tab/><text:tab/><text:tab/>(2/4)</text:span></text:p>
      <text:p text:style-name="P1"/>
      <text:p text:style-name="P1">---------------------------------------------- <text:span text:style-name="T45">Eddig kb. 15-18 oldal ------------------------------------------</text:span></text:p>
      <text:p text:style-name="P1"/>
      <text:p text:style-name="P1">3. <text:tab/><text:tab/>Rendszerterv</text:p>
      <text:p text:style-name="P1"/>
      <text:p text:style-name="P1">3.1. <text:tab/><text:tab/>Specifikáció </text:p>
      <text:p text:style-name="P1">3.2. <text:tab/><text:tab/>Funkcionális követelmények<text:tab/><text:tab/><text:tab/><text:tab/><text:tab/><text:span text:style-name="T47">(2/4)</text:span></text:p>
      <text:p text:style-name="P4"><text:span text:style-name="T1"><text:tab/><text:tab/>- Vuforia-ával felismert tárgyak alapján</text:span></text:p>
      <text:p text:style-name="P1"><text:tab/><text:tab/>- <text:span text:style-name="T46">Szerveren elérhető tartalmak betöltése</text:span></text:p>
      <text:p text:style-name="P1"><text:tab/><text:tab/>- <text:span text:style-name="T46">Ezek lehetnek egyszerű modellektől elkezdve, kész micro alkalmazások</text:span></text:p>
      <text:p text:style-name="P1"><text:tab/><text:tab/>- <text:span text:style-name="T46">Unity3D</text:span></text:p>
      <text:p text:style-name="P1"/>
      <text:p text:style-name="P1">3.3. Nem funkcionális követelmények</text:p>
      <text:p text:style-name="P1">3.4. Használati esetek</text:p>
      <text:p text:style-name="P1"/>
      <text:p text:style-name="P1"/>
      <text:p text:style-name="P1"/>
      <text:p text:style-name="P1"/>
      <text:p text:style-name="P1">3.4.1. RULA Offline használati esetei 17</text:p>
      <text:p text:style-name="P1">3.4.2. RULA Online használati esetei 21</text:p>
      <text:p text:style-name="P1">3.5. A szoftverek felépítése 24</text:p>
      <text:p text:style-name="P1">3.5.1. RULA osztály 24</text:p>
      <text:p text:style-name="P1">3.5.1.1. A RULA osztály változói 25</text:p>
      <text:p text:style-name="P1">3.5.1.2. A RULA osztály függvényei 25</text:p>
      <text:p text:style-name="P1">3.5.2. RULA Offline MainWindow osztály 27</text:p>
      <text:p text:style-name="P1">3.5.3. RULA Online MainWindow osztály 30</text:p>
      <text:p text:style-name="P1">3.5.3.1. Kinect csoport 30</text:p>
      <text:p text:style-name="P1">3.5.3.2. LiveChart csoport 31</text:p>
      <text:p text:style-name="P1">3.5.3.3. Külső paraméter csoport 31</text:p>
      <text:p text:style-name="P1">3.5.3.4. Worker csoport 32</text:p>
      <text:p text:style-name="P1">3.5.3.5. Fájlkezelés csoport 32</text:p>
      <text:p text:style-name="P1">3.5.3.6. Egyéb 32</text:p>
      <text:p text:style-name="P1">3.6. A felhasználói felület 33</text:p>
      <text:p text:style-name="P1">3.6.1. Offline verzió fő képernyője 33</text:p>
      <text:p text:style-name="P1">3.6.2. Online verzió fő képernyője 36</text:p>
      <text:p text:style-name="P1"><text:soft-page-break/>4. Tesztelés 39</text:p>
      <text:p text:style-name="P1"/>
      <text:p text:style-name="P1">4.1. A RULA szabályok tesztelése 39</text:p>
      <text:p text:style-name="P1">4.2. A felhasználói felület tesztelése 39</text:p>
      <text:p text:style-name="P1">4.3. A kimeneti fájlok tesztelése 40</text:p>
      <text:p text:style-name="P1">5. A szoftverek használata 42</text:p>
      <text:p text:style-name="P1">5.1. Offline verzió használata 42</text:p>
      <text:p text:style-name="P1">5.2. Online verzió használata 44</text:p>
      <text:p text:style-name="P1">6. Összefoglalás 46</text:p>
      <text:p text:style-name="P1">6.1. A szoftver fejlesztése 47</text:p>
      <text:p text:style-name="P1">6.1.1. Meglévő funkciók javítása 47</text:p>
      <text:p text:style-name="P1">6.1.2. Új funkciók hozzáadása 48</text:p>
      <text:p text:style-name="P1">6.1.3. Működés megváltoztatása 48</text:p>
      <text:p text:style-name="P1">7. Irodalomjegyzék 49</text:p>
      <text:p text:style-name="P1">8. Melléklete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2T21:53:25.029000000</meta:creation-date>
    <dc:date>2019-11-23T02:59:29.117000000</dc:date>
    <meta:editing-duration>PT4H44M37S</meta:editing-duration>
    <meta:editing-cycles>132</meta:editing-cycles>
    <meta:generator>LibreOffice/6.3.3.2$Windows_x86 LibreOffice_project/a64200df03143b798afd1ec74a12ab50359878ed</meta:generator>
    <meta:document-statistic meta:table-count="0" meta:image-count="0" meta:object-count="0" meta:page-count="3" meta:paragraph-count="93" meta:word-count="426" meta:character-count="3204" meta:non-whitespace-character-count="2586"/>
  </office:meta>
</office:document-meta>
</file>